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VersionSelector.setReturnLatest( boolean returnLa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ersionSelector.isReturnLa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ersionSelector.DateVersionSelector( Calendar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ersion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VersionSelector.select( VersionHistory versionHis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VersionSelector.setDate( Calendar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ersionSelector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ersionSelector.DateVersionSelector( Calendar date , boolean returnLa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VersionSelector.selectByDate( VersionHistory history , Calendar d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